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officeooo:paragraph-rsid="00143311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officeooo:rsid="00143311" officeooo:paragraph-rsid="00143311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5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gradient" draw:fill-color="#ddebcf" draw:fill-gradient-name="Gradient_20_1"/>
    </style:style>
    <style:style style:name="P26" style:family="paragraph">
      <loext:graphic-properties draw:fill="gradient" draw:fill-color="#ffffff" draw:fill-gradient-name="Gradient_20_2"/>
      <style:text-properties style:font-name="Arial" fo:font-size="24pt"/>
    </style:style>
    <style:style style:name="P27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43311" style:font-weight-asian="bold" style:font-weight-complex="bold"/>
    </style:style>
    <style:style style:name="T5" style:family="text">
      <style:text-properties style:font-name="Times New Roman" fo:font-weight="bold" officeooo:rsid="00162c63" style:font-weight-asian="bold" style:font-weight-complex="bold"/>
    </style:style>
    <style:style style:name="T6" style:family="text">
      <style:text-properties style:font-name="Times New Roman" fo:font-weight="bold" officeooo:rsid="0017e0e2" style:font-weight-asian="bold" style:font-weight-complex="bold"/>
    </style:style>
    <style:style style:name="T7" style:family="text">
      <style:text-properties style:font-name="Times New Roman" fo:font-weight="bold" officeooo:rsid="001a2216" style:font-weight-asian="bold" style:font-weight-complex="bold"/>
    </style:style>
    <style:style style:name="T8" style:family="text">
      <style:text-properties style:font-name="Times New Roman" style:font-weight-complex="bold"/>
    </style:style>
    <style:style style:name="T9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Times New Roman" fo:font-size="8pt" fo:language="en" fo:country="US" style:font-size-asian="8pt" style:font-size-complex="8pt"/>
    </style:style>
    <style:style style:name="T11" style:family="text">
      <style:text-properties style:font-name="Times New Roman" fo:font-size="8pt" fo:language="en" fo:country="US" officeooo:rsid="00143311" style:font-size-asian="8pt" style:font-size-complex="8pt"/>
    </style:style>
    <style:style style:name="T12" style:family="text">
      <style:text-properties style:font-name="Times New Roman" officeooo:rsid="00143311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officeooo:rsid="00162c63"/>
    </style:style>
    <style:style style:name="T15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0000" style:font-name="Times New Roman" fo:font-size="8pt" style:font-size-asian="8pt" style:font-size-complex="8pt"/>
    </style:style>
    <style:style style:name="T17" style:family="text">
      <style:text-properties style:font-name="Arial" fo:font-size="24pt"/>
    </style:style>
    <style:style style:name="T18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1" draw:style-name="gr2"><draw:custom-shape draw:style-name="gr3" draw:text-style-name="P25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6" svg:width="3.342cm" svg:height="0.809cm" svg:x="0.238cm" svg:y="-0.575cm"><text:p><text:span text:style-name="T17">ALO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7" svg:width="4.941cm" svg:height="2.193cm" svg:x="0.131cm" svg:y="0.501cm"><text:p><text:span text:style-name="T18">Siège social : 4, place Édouard Branly </text:span></text:p><text:p><text:span text:style-name="T18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</text:span><text:span text:style-name="T12">e </text:span><text:span text:style-name="T14"><text:text-input text:description="">{{ now|format_date 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IDENCE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span text:style-name="T3"><text:text-input text:description="">{{ gender }}</text:text-input></text:span><text:bookmark-end text:name="Texte101"/><text:span text:style-name="T3"><text:s/></text:span><text:span text:style-name="T3"><text:text-input text:description="">{{ tenant.first_name }}</text:text-input></text:span><text:span text:style-name="T3"><text:s/></text:span><text:span text:style-name="T3"><text:text-input text:description="">{{ tenant.name }}</text:text-input></text:span></text:p>
      <text:p text:style-name="P11"><text:span text:style-name="T13"><text:text-input text:description="">{{ born_accorded }}</text:text-input></text:span><text:span text:style-name="T3"><text:s/></text:span><text:span text:style-name="T8">le</text:span><text:span text:style-name="T3"> </text:span><text:span text:style-name="T5"><text:text-input text:description="">{{ tenant.birthday|format_date}}</text:text-input></text:span><text:span text:style-name="T1"><text:s/>à </text:span><text:span text:style-name="T2"><text:text-input text:description="">{{ tenant.birthcity }}</text:text-input></text:span><text:span text:style-name="T1"><text:s/></text:span><text:span text:style-name="T3">(</text:span><text:span text:style-name="T4"><text:text-input text:description="">{{ tenant.birthdepartement }}</text:text-input></text:span><text:span text:style-name="T3">) </text:span><text:span text:style-name="T4"><text:text-input text:description="">{{ tenant.birthcountry }}</text:text-input></text:span><text:span text:style-name="T2">,</text:span></text:p>
      <text:p text:style-name="P12"><text:span text:style-name="T1">occupe le logement </text:span><text:span text:style-name="T6"><text:text-input text:description="">{{ tenant.room }}</text:text-input></text:span><text:span text:style-name="T1">, dans la résidence Edouard Branly, 4 Place Edouard Branly 57070 Metz Technopôle depuis le</text:span><text:span text:style-name="T3"> </text:span><text:span text:style-name="T5"><text:text-input text:description="">{{ leasing.date_of_entry|format_date }}</text:text-input></text:span><text:span text:style-name="T1">, pour une durée indéterminée.</text:span></text:p>
      <text:p text:style-name="P4"/>
      <text:p text:style-name="P8"><text:span text:style-name="T1">Le loyer mensuel de ce logement est de </text:span><text:span text:style-name="T7"><text:text-input text:description="">{{ tenant.room.rentType.rent }}</text:text-input></text:span><text:span text:style-name="T3"><text:s/>€</text:span><text:span text:style-name="T1">.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14">La gestionnaire de la résidence ALOES</text:p>
      <text:p text:style-name="P14"/>
      <text:p text:style-name="P14"/>
      <text:p text:style-name="P14"/>
      <text:p text:style-name="P14"/>
      <text:p text:style-name="P15"><text:span text:style-name="T1"><text:text-input text:description="">{{ user.first_name }}</text:text-input></text:span><text:span text:style-name="T1"><text:s/></text:span><text:span text:style-name="T1"><text:text-input text:description="">{{ user.last_name }}</text:text-input></text:span></text:p>
      <text:p text:style-name="P16"/>
      <text:p text:style-name="P16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4" svg:x1="0.531cm" svg:y1="0.011cm" svg:x2="17.888cm" svg:y2="0.011cm"><text:p/></draw:line></text:p>
      <text:p text:style-name="P21"><text:span text:style-name="T15">A.L.O.E.S. I &amp; II</text:span><text:span text:style-name="T9"> / Gérance Metz Habitat Territoire </text:span><text:span text:style-name="T16">Association pour le logement des élèves SUPELEC Metz4, Place Edouard Branly 57070 Metz</text:span></text:p>
      <text:p text:style-name="P20"><text:span text:style-name="T10">Tel: 03.87.74.36.37. FAX : 03.87.75.40.49.Mail : </text:span><text:span text:style-name="T11">aloes</text:span><text:span text:style-name="T10">@</text:span><text:span text:style-name="T11">centrale</text:span><text:span text:style-name="T10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3-23T18:06:03.180200430</dc:date>
    <meta:print-date>2013-10-22T09:42:00</meta:print-date>
    <meta:editing-cycles>10</meta:editing-cycles>
    <meta:editing-duration>PT10M7S</meta:editing-duration>
    <meta:generator>LibreOffice/6.1.5.2$Linux_X86_64 LibreOffice_project/10$Build-2</meta:generator>
    <meta:document-statistic meta:table-count="0" meta:image-count="0" meta:object-count="0" meta:page-count="1" meta:paragraph-count="14" meta:word-count="188" meta:character-count="1093" meta:non-whitespace-character-count="942"/>
    <meta:user-defined meta:name="Company">RESAM-METZ</meta:user-defined>
    <meta:user-defined meta:name="Operator">DENOMME</meta:user-defined>
  </office:meta>
</office:document-meta>
</file>